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ce1" officeooo:paragraph-rsid="000edce1"/>
    </style:style>
    <style:style style:name="P2" style:family="paragraph" style:parent-style-name="Standard">
      <style:text-properties officeooo:rsid="001183d7" officeooo:paragraph-rsid="001183d7"/>
    </style:style>
    <style:style style:name="P3" style:family="paragraph" style:parent-style-name="Standard">
      <style:text-properties officeooo:rsid="000edce1" officeooo:paragraph-rsid="000edce1"/>
    </style:style>
    <style:style style:name="P4" style:family="paragraph" style:parent-style-name="Standard">
      <style:text-properties officeooo:rsid="00130e6e" officeooo:paragraph-rsid="00130e6e"/>
    </style:style>
    <style:style style:name="T1" style:family="text">
      <style:text-properties officeooo:rsid="0010b733"/>
    </style:style>
    <style:style style:name="T2" style:family="text">
      <style:text-properties officeooo:rsid="00130e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</text:p>
      <text:p text:style-name="P1"/>
      <text:p text:style-name="P1"><text:span text:style-name="T2">###</text:span>Swap Array</text:p>
      <text:p text:style-name="P1"/>
      <text:p text:style-name="P1">#include&lt;iostream&gt;</text:p>
      <text:p text:style-name="P1"/>
      <text:p text:style-name="P1">using namespace std;</text:p>
      <text:p text:style-name="P1"/>
      <text:p text:style-name="P1">void swap(int *x,int *y)</text:p>
      <text:p text:style-name="P1">{</text:p>
      <text:p text:style-name="P1"><text:s text:c="4"/>*x = *y + -*x +(*y = *x);</text:p>
      <text:p text:style-name="P1"><text:s text:c="4"/>int m = *x;</text:p>
      <text:p text:style-name="P1"><text:s text:c="4"/>int n = *y;</text:p>
      <text:p text:style-name="P1"><text:s text:c="4"/>cout&lt;&lt;"Value of a and b after swap"&lt;&lt;endl;</text:p>
      <text:p text:style-name="P1"><text:s text:c="4"/>cout&lt;&lt;m&lt;&lt;"and"&lt;&lt;n;</text:p>
      <text:p text:style-name="P1">}</text:p>
      <text:p text:style-name="P1">int main()</text:p>
      <text:p text:style-name="P1">{</text:p>
      <text:p text:style-name="P1"><text:s text:c="4"/>int a,b,temp;</text:p>
      <text:p text:style-name="P1"><text:s text:c="4"/>cout&lt;&lt;"Enter two values";</text:p>
      <text:p text:style-name="P1"><text:s text:c="4"/>cin&gt;&gt;a&gt;&gt;b;</text:p>
      <text:p text:style-name="P1"><text:s text:c="4"/>cout&lt;&lt;"Value of a and b before swap:"&lt;&lt;endl;</text:p>
      <text:p text:style-name="P1"><text:s text:c="4"/>cout&lt;&lt;a&lt;&lt;"and"&lt;&lt;b&lt;&lt;endl;</text:p>
      <text:p text:style-name="P1"><text:s text:c="4"/>swap(&amp;a,&amp;b);</text:p>
      <text:p text:style-name="P1"><text:s text:c="4"/>return 0;</text:p>
      <text:p text:style-name="P1">}</text:p>
      <text:p text:style-name="P1"/>
      <text:p text:style-name="P1">&gt;&gt;<text:span text:style-name="T1">Distinct Elements </text:span>array</text:p>
      <text:p text:style-name="P1"/>
      <text:p text:style-name="P1">#include&lt;iostream&gt;</text:p>
      <text:p text:style-name="P1">using namespace std;</text:p>
      <text:p text:style-name="P1">int main()</text:p>
      <text:p text:style-name="P1">{</text:p>
      <text:p text:style-name="P1"><text:s text:c="4"/>int A[10]={11,9,8,5,3,2,90,88,2,22};</text:p>
      <text:p text:style-name="P1"><text:s text:c="4"/>int uq=1;</text:p>
      <text:p text:style-name="P1"><text:s text:c="4"/>for(int i=1;i&lt;10;i++)</text:p>
      <text:p text:style-name="P1"><text:s text:c="4"/>{ <text:s text:c="2"/></text:p>
      <text:p text:style-name="P1"><text:s text:c="8"/>int j;</text:p>
      <text:p text:style-name="P1"><text:s text:c="8"/>if(i == j)</text:p>
      <text:p text:style-name="P1"><text:s text:c="12"/>uq += 1;</text:p>
      <text:p text:style-name="P1"><text:s text:c="8"/>for( j=0;j&lt;i;j++)</text:p>
      <text:p text:style-name="P1"><text:s text:c="12"/>if(A[i] == A[j])</text:p>
      <text:p text:style-name="P1"><text:s text:c="16"/>break;</text:p>
      <text:p text:style-name="P1"><text:s text:c="12"/></text:p>
      <text:p text:style-name="P1"><text:s text:c="8"/>if(i==j)</text:p>
      <text:p text:style-name="P1"><text:s text:c="12"/>uq +=1;</text:p>
      <text:p text:style-name="P1"><text:s text:c="8"/></text:p>
      <text:p text:style-name="P1"><text:s text:c="4"/>}</text:p>
      <text:p text:style-name="P1"><text:s text:c="4"/>cout&lt;&lt;"The unique elements are: "&lt;&lt;uq;</text:p>
      <text:p text:style-name="P1"><text:s text:c="4"/></text:p>
      <text:p text:style-name="P1"><text:s text:c="4"/>return 0;</text:p>
      <text:p text:style-name="P1">}</text:p>
      <text:p text:style-name="P2"><text:soft-page-break/><text:span text:style-name="T2">###</text:span>Union Array ( little tuning req to remove garbage value )</text:p>
      <text:p text:style-name="P2"/>
      <text:p text:style-name="P2">#include&lt;iostream&gt;</text:p>
      <text:p text:style-name="P2">using namespace std;</text:p>
      <text:p text:style-name="P2">int main()</text:p>
      <text:p text:style-name="P2">{</text:p>
      <text:p text:style-name="P2"><text:s text:c="4"/>int A[10]={11,9,8,5,3,2,90,88,2,22};</text:p>
      <text:p text:style-name="P2"><text:s text:c="4"/>int uq1=1;</text:p>
      <text:p text:style-name="P2"><text:s text:c="4"/>for(int i=1;i&lt;10;i++)</text:p>
      <text:p text:style-name="P2"><text:s text:c="4"/>{ <text:s text:c="2"/></text:p>
      <text:p text:style-name="P2"><text:s text:c="8"/>int j;</text:p>
      <text:p text:style-name="P2"><text:s text:c="8"/>for( j=0;j&lt;i;j++)</text:p>
      <text:p text:style-name="P2"><text:s text:c="12"/>if(A[i] == A[j])</text:p>
      <text:p text:style-name="P2"><text:s text:c="16"/>break;</text:p>
      <text:p text:style-name="P2"><text:s text:c="12"/></text:p>
      <text:p text:style-name="P2"><text:s text:c="8"/>if(i==j)</text:p>
      <text:p text:style-name="P2"><text:s text:c="12"/>uq1 +=1;</text:p>
      <text:p text:style-name="P2"><text:s text:c="8"/></text:p>
      <text:p text:style-name="P2"><text:s text:c="4"/>}</text:p>
      <text:p text:style-name="P2"><text:s text:c="4"/>cout&lt;&lt;"The unique elements are: "&lt;&lt;uq1&lt;&lt;endl;</text:p>
      <text:p text:style-name="P2"><text:s text:c="4"/></text:p>
      <text:p text:style-name="P2"><text:s text:c="4"/>int B[10]={1,8,8,44,33,17,19,8,2,22};</text:p>
      <text:p text:style-name="P2"><text:s text:c="4"/>int uq2=1;</text:p>
      <text:p text:style-name="P2"><text:s text:c="4"/>for(int i=1;i&lt;10;i++)</text:p>
      <text:p text:style-name="P2"><text:s text:c="4"/>{ <text:s text:c="2"/></text:p>
      <text:p text:style-name="P2"><text:s text:c="8"/>int j;</text:p>
      <text:p text:style-name="P2"><text:s text:c="8"/>for( j=0;j&lt;i;j++)</text:p>
      <text:p text:style-name="P2"><text:s text:c="12"/>if(B[i] == B[j])</text:p>
      <text:p text:style-name="P2"><text:s text:c="16"/>break;</text:p>
      <text:p text:style-name="P2"><text:s text:c="12"/></text:p>
      <text:p text:style-name="P2"><text:s text:c="8"/>if(i == j)</text:p>
      <text:p text:style-name="P2"><text:s text:c="12"/>uq2 +=1;</text:p>
      <text:p text:style-name="P2"><text:s text:c="8"/></text:p>
      <text:p text:style-name="P2"><text:s text:c="4"/>}</text:p>
      <text:p text:style-name="P2"><text:s text:c="4"/>cout&lt;&lt;"The unique elements are: "&lt;&lt;uq2&lt;&lt;endl;</text:p>
      <text:p text:style-name="P2"><text:s text:c="4"/></text:p>
      <text:p text:style-name="P2"><text:s text:c="4"/>int Uarr[uq1+uq2];</text:p>
      <text:p text:style-name="P2"><text:s text:c="4"/>int flag=0;int m=1;</text:p>
      <text:p text:style-name="P2"><text:s text:c="4"/>Uarr[0]=A[0];</text:p>
      <text:p text:style-name="P2"><text:s text:c="4"/>if(A[0]!=B[0])</text:p>
      <text:p text:style-name="P2"><text:s text:c="4"/>{</text:p>
      <text:p text:style-name="P2"><text:s text:c="8"/>Uarr[m]=B[0];</text:p>
      <text:p text:style-name="P2"><text:s text:c="8"/>m+=1;</text:p>
      <text:p text:style-name="P2"><text:s text:c="4"/>}</text:p>
      <text:p text:style-name="P2"><text:s text:c="4"/></text:p>
      <text:p text:style-name="P2"><text:s text:c="4"/>for(int i=1;i&lt;10;i++)</text:p>
      <text:p text:style-name="P2"><text:s text:c="4"/>{ <text:s text:c="2"/>int j;</text:p>
      <text:p text:style-name="P2"><text:s text:c="8"/>for(j=0;j&lt;i;j++)</text:p>
      <text:p text:style-name="P2"><text:s text:c="8"/>{</text:p>
      <text:p text:style-name="P2"><text:s text:c="12"/>if(A[i]==A[j])</text:p>
      <text:p text:style-name="P2"><text:s text:c="16"/>break;</text:p>
      <text:p text:style-name="P2"><text:s text:c="8"/>}</text:p>
      <text:p text:style-name="P2"><text:soft-page-break/><text:s text:c="8"/></text:p>
      <text:p text:style-name="P2"><text:s text:c="8"/>if(i==j)</text:p>
      <text:p text:style-name="P2"><text:s text:c="8"/>{</text:p>
      <text:p text:style-name="P2"><text:s text:c="12"/>Uarr[m]=A[i];</text:p>
      <text:p text:style-name="P2"><text:s text:c="12"/>m+=1;</text:p>
      <text:p text:style-name="P2"><text:s text:c="8"/>}</text:p>
      <text:p text:style-name="P2"><text:s text:c="4"/>}</text:p>
      <text:p text:style-name="P2"><text:s text:c="4"/>cout&lt;&lt;m&lt;&lt;endl;</text:p>
      <text:p text:style-name="P2"><text:s text:c="4"/>for(int i=1;i&lt;10;i++)</text:p>
      <text:p text:style-name="P2"><text:s text:c="4"/>{</text:p>
      <text:p text:style-name="P2"><text:s text:c="8"/>int j;</text:p>
      <text:p text:style-name="P2"><text:s text:c="8"/>for(j=0;j&lt;m;j++)</text:p>
      <text:p text:style-name="P2"><text:s text:c="8"/>{</text:p>
      <text:p text:style-name="P2"><text:s text:c="12"/>if(B[i]== Uarr[j])</text:p>
      <text:p text:style-name="P2"><text:s text:c="16"/>break;</text:p>
      <text:p text:style-name="P2"><text:s text:c="8"/>}</text:p>
      <text:p text:style-name="P2"><text:s text:c="8"/></text:p>
      <text:p text:style-name="P2"><text:s text:c="8"/>if(j==m)</text:p>
      <text:p text:style-name="P2"><text:s text:c="8"/>{</text:p>
      <text:p text:style-name="P2"><text:s text:c="12"/>Uarr[m]=B[i];</text:p>
      <text:p text:style-name="P2"><text:s text:c="12"/>m+=1;</text:p>
      <text:p text:style-name="P2"><text:s text:c="8"/>}</text:p>
      <text:p text:style-name="P2"><text:s text:c="4"/>}</text:p>
      <text:p text:style-name="P2"><text:s text:c="4"/>cout&lt;&lt;"the union of Array A and Array B is : ";</text:p>
      <text:p text:style-name="P2"><text:s text:c="4"/>for(int i=0;i&lt;sizeof(Uarr)/sizeof(Uarr[0]);i++)</text:p>
      <text:p text:style-name="P2"><text:s text:c="4"/>{</text:p>
      <text:p text:style-name="P2"><text:s text:c="8"/>cout&lt;&lt;Uarr[i]&lt;&lt;" ";</text:p>
      <text:p text:style-name="P2"><text:s text:c="4"/>}</text:p>
      <text:p text:style-name="P2"><text:s text:c="4"/></text:p>
      <text:p text:style-name="P2"><text:s text:c="4"/>return 0;</text:p>
      <text:p text:style-name="P2">}</text:p>
      <text:p text:style-name="P1"/>
      <text:p text:style-name="P4">###Unique Elements</text:p>
      <text:p text:style-name="P4"/>
      <text:p text:style-name="P4">#include&lt;iostream&gt;</text:p>
      <text:p text:style-name="P4">using namespace std;</text:p>
      <text:p text:style-name="P4">int main()</text:p>
      <text:p text:style-name="P4">{</text:p>
      <text:p text:style-name="P4"><text:s text:c="4"/>int A[10]={11,9,8,5,3,2,90,88,2,22};</text:p>
      <text:p text:style-name="P4"><text:s text:c="4"/>int uq1=1;</text:p>
      <text:p text:style-name="P4"><text:s text:c="4"/>for(int i=1;i&lt;10;i++)</text:p>
      <text:p text:style-name="P4"><text:s text:c="4"/>{ <text:s text:c="2"/></text:p>
      <text:p text:style-name="P4"><text:s text:c="8"/>int j;</text:p>
      <text:p text:style-name="P4"><text:s text:c="8"/>for( j=0;j&lt;i;j++)</text:p>
      <text:p text:style-name="P4"><text:s text:c="12"/>if(A[i] == A[j])</text:p>
      <text:p text:style-name="P4"><text:s text:c="16"/>break;</text:p>
      <text:p text:style-name="P4"><text:s text:c="12"/></text:p>
      <text:p text:style-name="P4"><text:s text:c="8"/>if(i==j)</text:p>
      <text:p text:style-name="P4"><text:s text:c="12"/>uq1 +=1;</text:p>
      <text:p text:style-name="P4"><text:s text:c="8"/></text:p>
      <text:p text:style-name="P4"><text:s text:c="4"/>}</text:p>
      <text:p text:style-name="P4"><text:s text:c="4"/>cout&lt;&lt;"The unique elements are: "&lt;&lt;uq1&lt;&lt;endl;</text:p>
      <text:p text:style-name="P4"><text:soft-page-break/><text:s text:c="4"/></text:p>
      <text:p text:style-name="P4"><text:s text:c="4"/>int B[10]={1,8,8,44,33,17,19,8,2,22};</text:p>
      <text:p text:style-name="P4"><text:s text:c="4"/>int uq2=1;</text:p>
      <text:p text:style-name="P4"><text:s text:c="4"/>for(int i=1;i&lt;10;i++)</text:p>
      <text:p text:style-name="P4"><text:s text:c="4"/>{ <text:s text:c="2"/></text:p>
      <text:p text:style-name="P4"><text:s text:c="8"/>int j;</text:p>
      <text:p text:style-name="P4"><text:s text:c="8"/>for( j=0;j&lt;i;j++)</text:p>
      <text:p text:style-name="P4"><text:s text:c="12"/>if(B[i] == B[j])</text:p>
      <text:p text:style-name="P4"><text:s text:c="16"/>break;</text:p>
      <text:p text:style-name="P4"><text:s text:c="12"/></text:p>
      <text:p text:style-name="P4"><text:s text:c="8"/>if(i == j)</text:p>
      <text:p text:style-name="P4"><text:s text:c="12"/>uq2 +=1;</text:p>
      <text:p text:style-name="P4"><text:s text:c="8"/></text:p>
      <text:p text:style-name="P4"><text:s text:c="4"/>}</text:p>
      <text:p text:style-name="P4"><text:s text:c="4"/>cout&lt;&lt;"The unique elements are: "&lt;&lt;uq2&lt;&lt;endl;</text:p>
      <text:p text:style-name="P4"><text:s text:c="4"/></text:p>
      <text:p text:style-name="P4"><text:s text:c="4"/>int Uarr[uq1+uq2];</text:p>
      <text:p text:style-name="P4"><text:s text:c="4"/>int flag=0;int m=1;</text:p>
      <text:p text:style-name="P4"><text:s text:c="4"/>Uarr[0]=A[0];</text:p>
      <text:p text:style-name="P4"><text:s text:c="4"/>if(A[0]!=B[0])</text:p>
      <text:p text:style-name="P4"><text:s text:c="4"/>{</text:p>
      <text:p text:style-name="P4"><text:s text:c="8"/>Uarr[m]=B[0];</text:p>
      <text:p text:style-name="P4"><text:s text:c="8"/>m+=1;</text:p>
      <text:p text:style-name="P4"><text:s text:c="4"/>}</text:p>
      <text:p text:style-name="P4"><text:s text:c="4"/></text:p>
      <text:p text:style-name="P4"><text:s text:c="4"/>for(int i=1;i&lt;10;i++)</text:p>
      <text:p text:style-name="P4"><text:s text:c="4"/>{ <text:s text:c="2"/>int j;</text:p>
      <text:p text:style-name="P4"><text:s text:c="8"/>for(j=0;j&lt;i;j++)</text:p>
      <text:p text:style-name="P4"><text:s text:c="8"/>{</text:p>
      <text:p text:style-name="P4"><text:s text:c="12"/>if(A[i]==A[j])</text:p>
      <text:p text:style-name="P4"><text:s text:c="16"/>break;</text:p>
      <text:p text:style-name="P4"><text:s text:c="8"/>}</text:p>
      <text:p text:style-name="P4"><text:s text:c="8"/></text:p>
      <text:p text:style-name="P4"><text:s text:c="8"/>if(i==j)</text:p>
      <text:p text:style-name="P4"><text:s text:c="8"/>{</text:p>
      <text:p text:style-name="P4"><text:s text:c="12"/>Uarr[m]=A[i];</text:p>
      <text:p text:style-name="P4"><text:s text:c="12"/>m+=1;</text:p>
      <text:p text:style-name="P4"><text:s text:c="8"/>}</text:p>
      <text:p text:style-name="P4"><text:s text:c="4"/>}</text:p>
      <text:p text:style-name="P4"><text:s text:c="4"/>cout&lt;&lt;m&lt;&lt;endl;</text:p>
      <text:p text:style-name="P4"><text:s text:c="4"/>for(int i=1;i&lt;10;i++)</text:p>
      <text:p text:style-name="P4"><text:s text:c="4"/>{</text:p>
      <text:p text:style-name="P4"><text:s text:c="8"/>int j;</text:p>
      <text:p text:style-name="P4"><text:s text:c="8"/>for(j=0;j&lt;m;j++)</text:p>
      <text:p text:style-name="P4"><text:s text:c="8"/>{</text:p>
      <text:p text:style-name="P4"><text:s text:c="12"/>if(B[i]== Uarr[j])</text:p>
      <text:p text:style-name="P4"><text:s text:c="16"/>break;</text:p>
      <text:p text:style-name="P4"><text:s text:c="8"/>}</text:p>
      <text:p text:style-name="P4"><text:s text:c="8"/></text:p>
      <text:p text:style-name="P4"><text:s text:c="8"/>if(j==m)</text:p>
      <text:p text:style-name="P4"><text:s text:c="8"/>{</text:p>
      <text:p text:style-name="P4"><text:s text:c="12"/>Uarr[m]=B[i];</text:p>
      <text:p text:style-name="P4"><text:soft-page-break/><text:s text:c="12"/>m+=1;</text:p>
      <text:p text:style-name="P4"><text:s text:c="8"/>}</text:p>
      <text:p text:style-name="P4"><text:s text:c="4"/>}</text:p>
      <text:p text:style-name="P4"><text:s text:c="4"/>cout&lt;&lt;"the union of Array A and Array B is : ";</text:p>
      <text:p text:style-name="P4"><text:s text:c="4"/>for(int i=0;i&lt;sizeof(Uarr)/sizeof(Uarr[0]);i++)</text:p>
      <text:p text:style-name="P4"><text:s text:c="4"/>{</text:p>
      <text:p text:style-name="P4"><text:s text:c="8"/>cout&lt;&lt;Uarr[i]&lt;&lt;" ";</text:p>
      <text:p text:style-name="P4"><text:s text:c="4"/>}</text:p>
      <text:p text:style-name="P4"><text:s text:c="4"/></text:p>
      <text:p text:style-name="P4"><text:s text:c="4"/>return 0;</text:p>
      <text:p text:style-name="P4">}</text:p>
      <text:p text:style-name="P4"/>
      <text:p text:style-name="P4">#Multiples of 5 at even places</text:p>
      <text:p text:style-name="P4"/>
      <text:p text:style-name="P4">#include &lt;iostream&gt;</text:p>
      <text:p text:style-name="P4">using namespace std;</text:p>
      <text:p text:style-name="P4">int main()</text:p>
      <text:p text:style-name="P4">{ <text:s text:c="2"/></text:p>
      <text:p text:style-name="P4"><text:s text:c="4"/>int size;</text:p>
      <text:p text:style-name="P4"><text:s text:c="4"/>cout&lt;&lt;"Enter size of array";</text:p>
      <text:p text:style-name="P4"><text:s text:c="4"/>cin&gt;&gt;size;</text:p>
      <text:p text:style-name="P4"><text:s text:c="4"/>int arr[size];</text:p>
      <text:p text:style-name="P4"><text:s text:c="4"/>cout&lt;&lt;"Enter the elements of array"&lt;&lt;endl;</text:p>
      <text:p text:style-name="P4"><text:s text:c="4"/>for(int i=0;i&lt;size;i++)</text:p>
      <text:p text:style-name="P4"><text:s text:c="4"/>{</text:p>
      <text:p text:style-name="P4"><text:s text:c="8"/>cin&gt;&gt;arr[i];</text:p>
      <text:p text:style-name="P4"><text:s text:c="4"/>}</text:p>
      <text:p text:style-name="P4"><text:s text:c="4"/>cout&lt;&lt;"The multiples of 5 at even places are:";</text:p>
      <text:p text:style-name="P4"><text:s text:c="4"/>int n=sizeof(arr)/sizeof(arr[0]);</text:p>
      <text:p text:style-name="P4"><text:s text:c="4"/>for(int i=0,j=2;i&lt;n/2,j&lt;n;i++,j+=2)</text:p>
      <text:p text:style-name="P4"><text:s text:c="4"/>{ <text:s/></text:p>
      <text:p text:style-name="P4"><text:s text:c="9"/>if(arr[j]%5 == 0)</text:p>
      <text:p text:style-name="P4"><text:s text:c="12"/>cout&lt;&lt;arr[j]&lt;&lt;"["&lt;&lt;j&lt;&lt;"]"&lt;&lt;" ";</text:p>
      <text:p text:style-name="P4"><text:s text:c="4"/>} <text:s text:c="3"/></text:p>
      <text:p text:style-name="P4"><text:s text:c="4"/></text:p>
      <text:p text:style-name="P4"><text:s text:c="4"/>return 0;</text:p>
      <text:p text:style-name="P4">}</text:p>
      <text:p text:style-name="P1"><text:bookmark text:name="__DdeLink__137_169503186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21:01.655819244</meta:creation-date>
    <dc:date>2020-04-26T23:48:21.745574292</dc:date>
    <meta:editing-duration>PT1H16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234" meta:word-count="413" meta:character-count="4122" meta:non-whitespace-character-count="2514"/>
  </office:meta>
</office:document-meta>
</file>